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Lato" officeooo:paragraph-rsid="00168382"/>
    </style:style>
    <style:style style:name="P2" style:family="paragraph" style:parent-style-name="Text_20_body">
      <style:text-properties style:font-name="Lato"/>
    </style:style>
    <style:style style:name="P3" style:family="paragraph" style:parent-style-name="Text_20_body">
      <style:paragraph-properties fo:margin-top="0cm" fo:margin-bottom="0cm" loext:contextual-spacing="false"/>
      <style:text-properties style:font-name="Lato" officeooo:paragraph-rsid="001c52e2"/>
    </style:style>
    <style:style style:name="P4" style:family="paragraph" style:parent-style-name="Text_20_body">
      <style:paragraph-properties fo:margin-top="0cm" fo:margin-bottom="0cm" loext:contextual-spacing="false"/>
      <style:text-properties style:font-name="Lato"/>
    </style:style>
    <style:style style:name="P5" style:family="paragraph" style:parent-style-name="Text_20_body" style:list-style-name="L1">
      <style:paragraph-properties fo:margin-top="0cm" fo:margin-bottom="0cm" loext:contextual-spacing="false"/>
      <style:text-properties style:font-name="Lato" officeooo:paragraph-rsid="0018bdab"/>
    </style:style>
    <style:style style:name="P6" style:family="paragraph" style:parent-style-name="Footer">
      <style:paragraph-properties fo:text-align="center" style:justify-single-word="false"/>
      <style:text-properties style:font-name="Lato"/>
    </style:style>
    <style:style style:name="P7" style:family="paragraph" style:parent-style-name="Text_20_body">
      <style:text-properties style:font-name="Lato"/>
    </style:style>
    <style:style style:name="P8" style:family="paragraph" style:parent-style-name="Text_20_body">
      <style:paragraph-properties>
        <style:tab-stops>
          <style:tab-stop style:position="17cm" style:type="right" style:leader-style="dotted" style:leader-text="."/>
        </style:tab-stops>
      </style:paragraph-properties>
    </style:style>
    <style:style style:name="P9" style:family="paragraph" style:parent-style-name="Standard">
      <style:text-properties style:font-name="Lato"/>
    </style:style>
    <style:style style:name="P10"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11" style:family="paragraph" style:parent-style-name="Text_20_body">
      <style:paragraph-properties fo:margin-top="0cm" fo:margin-bottom="0cm" loext:contextual-spacing="false"/>
      <style:text-properties style:font-name="Lato"/>
    </style:style>
    <style:style style:name="P12" style:family="paragraph" style:parent-style-name="Text_20_body" style:list-style-name="L1">
      <style:paragraph-properties fo:margin-top="0cm" fo:margin-bottom="0cm" loext:contextual-spacing="false"/>
      <style:text-properties style:font-name="Lato"/>
    </style:style>
    <style:style style:name="P13" style:family="paragraph" style:parent-style-name="Text_20_body" style:list-style-name="L1">
      <style:paragraph-properties fo:margin-top="0cm" fo:margin-bottom="0cm" loext:contextual-spacing="false"/>
      <style:text-properties style:font-name="Lato" officeooo:paragraph-rsid="0018bdab"/>
    </style:style>
    <style:style style:name="P14" style:family="paragraph" style:parent-style-name="Text_20_body" style:list-style-name="L1">
      <style:paragraph-properties fo:margin-top="0cm" fo:margin-bottom="0cm" loext:contextual-spacing="false"/>
      <style:text-properties style:font-name="Lato" officeooo:paragraph-rsid="0014dc94"/>
    </style:style>
    <style:style style:name="P15" style:family="paragraph" style:parent-style-name="Text_20_body" style:list-style-name="L2">
      <style:paragraph-properties fo:margin-top="0cm" fo:margin-bottom="0cm" loext:contextual-spacing="false"/>
      <style:text-properties style:font-name="Lato"/>
    </style:style>
    <style:style style:name="P16" style:family="paragraph" style:parent-style-name="Text_20_body" style:list-style-name="L3">
      <style:paragraph-properties fo:margin-top="0cm" fo:margin-bottom="0cm" loext:contextual-spacing="false"/>
      <style:text-properties style:font-name="Lato"/>
    </style:style>
    <style:style style:name="P17" style:family="paragraph" style:parent-style-name="Text_20_body" style:list-style-name="L3">
      <style:paragraph-properties fo:margin-top="0cm" fo:margin-bottom="0cm" loext:contextual-spacing="false"/>
      <style:text-properties style:font-name="Lato" officeooo:paragraph-rsid="00168382"/>
    </style:style>
    <style:style style:name="P18" style:family="paragraph" style:parent-style-name="Text_20_body" style:list-style-name="L4">
      <style:paragraph-properties fo:margin-top="0cm" fo:margin-bottom="0cm" loext:contextual-spacing="false"/>
      <style:text-properties style:font-name="Lato" officeooo:paragraph-rsid="0014ba56"/>
    </style:style>
    <style:style style:name="P19" style:family="paragraph" style:parent-style-name="Text_20_body" style:list-style-name="L4">
      <style:paragraph-properties fo:margin-top="0cm" fo:margin-bottom="0cm" loext:contextual-spacing="false"/>
      <style:text-properties style:font-name="Lato" officeooo:paragraph-rsid="001c52e2"/>
    </style:style>
    <style:style style:name="P20" style:family="paragraph" style:parent-style-name="Text_20_body" style:list-style-name="L6">
      <style:paragraph-properties fo:margin-top="0cm" fo:margin-bottom="0cm" loext:contextual-spacing="false"/>
      <style:text-properties style:font-name="Lato"/>
    </style:style>
    <style:style style:name="P21" style:family="paragraph" style:parent-style-name="Text_20_body" style:list-style-name="L6">
      <style:paragraph-properties fo:margin-top="0cm" fo:margin-bottom="0cm" loext:contextual-spacing="false"/>
      <style:text-properties style:font-name="Lato" officeooo:paragraph-rsid="001c52e2"/>
    </style:style>
    <style:style style:name="P22" style:family="paragraph" style:parent-style-name="Text_20_body">
      <style:paragraph-properties fo:margin-top="0cm" fo:margin-bottom="0cm" loext:contextual-spacing="false"/>
      <style:text-properties style:font-name="Lato" officeooo:paragraph-rsid="00168382"/>
    </style:style>
    <style:style style:name="P23" style:family="paragraph" style:parent-style-name="Text_20_body">
      <style:paragraph-properties fo:margin-top="0cm" fo:margin-bottom="0cm" loext:contextual-spacing="false"/>
      <style:text-properties style:font-name="Lato" officeooo:paragraph-rsid="001c52e2"/>
    </style:style>
    <style:style style:name="P24" style:family="paragraph" style:parent-style-name="Text_20_body" style:list-style-name="L4">
      <style:paragraph-properties fo:margin-top="0cm" fo:margin-bottom="0cm" loext:contextual-spacing="false"/>
      <style:text-properties officeooo:paragraph-rsid="0014ba56"/>
    </style:style>
    <style:style style:name="P25" style:family="paragraph" style:parent-style-name="Text_20_body">
      <style:text-properties style:font-name="Lato"/>
    </style:style>
    <style:style style:name="P26" style:family="paragraph" style:parent-style-name="Text_20_body" style:list-style-name="L2">
      <style:text-properties style:font-name="Lato"/>
    </style:style>
    <style:style style:name="P27" style:family="paragraph" style:parent-style-name="Text_20_body" style:list-style-name="L3">
      <style:text-properties style:font-name="Lato"/>
    </style:style>
    <style:style style:name="P28" style:family="paragraph" style:parent-style-name="Text_20_body" style:list-style-name="L5">
      <style:text-properties style:font-name="Lato"/>
    </style:style>
    <style:style style:name="P29" style:family="paragraph" style:parent-style-name="Text_20_body" style:list-style-name="L6">
      <style:text-properties style:font-name="Lato"/>
    </style:style>
    <style:style style:name="P30" style:family="paragraph" style:parent-style-name="Text_20_body" style:list-style-name="L1">
      <style:text-properties style:font-name="Lato"/>
    </style:style>
    <style:style style:name="P31" style:family="paragraph" style:parent-style-name="Text_20_body" style:list-style-name="L7">
      <style:text-properties style:font-name="Lato"/>
    </style:style>
    <style:style style:name="P32" style:family="paragraph" style:parent-style-name="Text_20_body" style:list-style-name="L3">
      <style:text-properties officeooo:paragraph-rsid="00168382"/>
    </style:style>
    <style:style style:name="P33" style:family="paragraph" style:parent-style-name="Text_20_body" style:list-style-name="L3">
      <style:text-properties officeooo:paragraph-rsid="001c52e2"/>
    </style:style>
    <style:style style:name="P34" style:family="paragraph" style:parent-style-name="Text_20_body" style:list-style-name="L4" style:master-page-name="">
      <style:paragraph-properties fo:margin-left="1.199cm" fo:margin-right="0cm" fo:margin-top="0cm" fo:margin-bottom="0cm" loext:contextual-spacing="false" fo:line-height="120%" fo:text-indent="-0.6cm" style:auto-text-indent="false" style:page-number="auto"/>
      <style:text-properties officeooo:paragraph-rsid="0014ba56"/>
    </style:style>
    <style:style style:name="T1" style:family="text">
      <style:text-properties officeooo:rsid="00168382"/>
    </style:style>
    <style:style style:name="T2" style:family="text">
      <style:text-properties officeooo:rsid="001983b9"/>
    </style:style>
    <style:style style:name="T3" style:family="text">
      <style:text-properties officeooo:rsid="00111507"/>
    </style:style>
    <style:style style:name="T4" style:family="text">
      <style:text-properties style:text-line-through-style="solid" style:text-line-through-type="single"/>
    </style:style>
    <style:style style:name="T5" style:family="text">
      <style:text-properties style:text-line-through-style="solid" style:text-line-through-type="single" officeooo:rsid="00168382"/>
    </style:style>
    <style:style style:name="T6" style:family="text">
      <style:text-properties officeooo:rsid="00168382"/>
    </style:style>
    <style:style style:name="T7" style:family="text">
      <style:text-properties officeooo:rsid="001983b9"/>
    </style:style>
    <style:style style:name="T8" style:family="text">
      <style:text-properties officeooo:rsid="000ef2c7"/>
    </style:style>
    <style:style style:name="T9" style:family="text">
      <style:text-properties officeooo:rsid="0012a4a4"/>
    </style:style>
    <style:style style:name="T10" style:family="text">
      <style:text-properties officeooo:rsid="00147dcd"/>
    </style:style>
    <style:style style:name="T11" style:family="text">
      <style:text-properties officeooo:rsid="0014ba56"/>
    </style:style>
    <style:style style:name="T12" style:family="text">
      <style:text-properties style:font-name="Lato"/>
    </style:style>
    <style:style style:name="T13" style:family="text">
      <style:text-properties style:font-name="Lato" officeooo:rsid="0014ba56"/>
    </style:style>
    <style:style style:name="T14" style:family="text">
      <style:text-properties style:font-name="Lato" officeooo:rsid="00147dcd"/>
    </style:style>
    <style:style style:name="T15" style:family="text">
      <style:text-properties officeooo:rsid="0015e9fa"/>
    </style:style>
    <style:style style:name="T16" style:family="text">
      <style:text-properties officeooo:rsid="0018bdab"/>
    </style:style>
    <style:style style:name="T17" style:family="text">
      <style:text-properties officeooo:rsid="0019c026"/>
    </style:style>
    <style:style style:name="T18" style:family="text">
      <style:text-properties officeooo:rsid="001a054b"/>
    </style:style>
    <style:style style:name="T19" style:family="text">
      <style:text-properties officeooo:rsid="001c52e2"/>
    </style:style>
    <style:style style:name="T20" style:family="text">
      <style:text-properties officeooo:rsid="001dd08a"/>
    </style:style>
    <style:style style:name="T21" style:family="text">
      <style:text-properties officeooo:rsid="0021c5da"/>
    </style:style>
    <style:style style:name="T22" style:family="text">
      <style:text-properties officeooo:rsid="001a054b" style:font-size-asian="10.5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changed-region xml:id="ct67739952" text:id="ct67739952">
          <text:insertion>
            <office:change-info>
              <dc:creator>Stefan Schürmann</dc:creator>
              <dc:date>2015-08-18T19:10:00</dc:date>
            </office:change-info>
          </text:insertion>
        </text:changed-region>
        <text:changed-region xml:id="ct67745856" text:id="ct67745856">
          <text:insertion>
            <office:change-info>
              <dc:creator>Stefan Schürmann</dc:creator>
              <dc:date>2015-08-18T19:13:00</dc:date>
            </office:change-info>
          </text:insertion>
        </text:changed-region>
        <text:changed-region xml:id="ct83774784" text:id="ct83774784">
          <text:insertion>
            <office:change-info>
              <dc:creator>Stefan Schürmann</dc:creator>
              <dc:date>2015-08-18T23:20:00</dc:date>
            </office:change-info>
          </text:insertion>
        </text:changed-region>
        <text:changed-region xml:id="ct67768480" text:id="ct67768480">
          <text:insertion>
            <office:change-info>
              <dc:creator>Stefan Schürmann</dc:creator>
              <dc:date>2015-08-18T19:09:00</dc:date>
            </office:change-info>
          </text:insertion>
        </text:changed-region>
        <text:changed-region xml:id="ct67775104" text:id="ct67775104">
          <text:insertion>
            <office:change-info>
              <dc:creator>Unbekannter Autor</dc:creator>
              <dc:date>2015-08-18T22:38:00</dc:date>
            </office:change-info>
          </text:insertion>
        </text:changed-region>
        <text:changed-region xml:id="ct67776720" text:id="ct67776720">
          <text:insertion>
            <office:change-info>
              <dc:creator>Unbekannter Autor</dc:creator>
              <dc:date>2015-08-18T22:38:00</dc:date>
            </office:change-info>
          </text:insertion>
        </text:changed-region>
        <text:changed-region xml:id="ct67776304" text:id="ct67776304">
          <text:insertion>
            <office:change-info>
              <dc:creator>Stefan Schürmann</dc:creator>
              <dc:date>2015-08-18T19:11:00</dc:date>
            </office:change-info>
          </text:insertion>
        </text:changed-region>
        <text:changed-region xml:id="ct67768208" text:id="ct67768208">
          <text:insertion>
            <office:change-info>
              <dc:creator>Stefan Schürmann</dc:creator>
              <dc:date>2015-08-18T19:12:00</dc:date>
            </office:change-info>
          </text:insertion>
        </text:changed-region>
        <text:changed-region xml:id="ct67773984" text:id="ct67773984">
          <text:deletion>
            <office:change-info>
              <dc:creator>Stefan Schürmann</dc:creator>
              <dc:date>2015-08-18T19:11:00</dc:date>
            </office:change-info>
            <text:p text:style-name="P1"><text:span text:style-name="T1">.</text:span></text:p>
          </text:deletion>
        </text:changed-region>
        <text:changed-region xml:id="ct63848000" text:id="ct63848000">
          <text:insertion>
            <office:change-info>
              <dc:creator>Stefan Schürmann</dc:creator>
              <dc:date>2015-08-18T19:10:00</dc:date>
            </office:change-info>
          </text:insertion>
        </text:changed-region>
        <text:changed-region xml:id="ct92954352" text:id="ct92954352">
          <text:deletion>
            <office:change-info>
              <dc:creator>Stefan Schürmann</dc:creator>
              <dc:date>2015-08-18T23:23:00</dc:date>
            </office:change-info>
            <text:p text:style-name="P2"><text:s/>75 von 100 der abgegebenen Stimmen</text:p>
          </text:deletion>
        </text:changed-region>
        <text:changed-region xml:id="ct93038560" text:id="ct93038560">
          <text:insertion>
            <office:change-info>
              <dc:creator>Stefan Schürmann</dc:creator>
              <dc:date>2015-08-18T23:23:00</dc:date>
            </office:change-info>
          </text:insertion>
        </text:changed-region>
        <text:changed-region xml:id="ct63842080" text:id="ct63842080">
          <text:insertion>
            <office:change-info>
              <dc:creator>donner drummel</dc:creator>
              <dc:date>2015-08-18T22:46:00</dc:date>
            </office:change-info>
          </text:insertion>
        </text:changed-region>
        <text:changed-region xml:id="ct96636384" text:id="ct96636384">
          <text:deletion>
            <office:change-info>
              <dc:creator>Stefan Schürmann</dc:creator>
              <dc:date>2015-08-18T23:30:00</dc:date>
            </office:change-info>
            <text:p text:style-name="P3">Auf Antrag kann der Vorstand Mitgliedsbeiträge stunden und ganz oder teilweise erlassen.</text:p>
          </text:deletion>
        </text:changed-region>
        <text:changed-region xml:id="ct96670688" text:id="ct96670688">
          <text:insertion>
            <office:change-info>
              <dc:creator>Stefan Schürmann</dc:creator>
              <dc:date>2015-08-18T23:30:00</dc:date>
            </office:change-info>
          </text:insertion>
        </text:changed-region>
        <text:changed-region xml:id="ct68267648" text:id="ct68267648">
          <text:insertion>
            <office:change-info>
              <dc:creator>Stefan Schürmann</dc:creator>
              <dc:date>2015-08-18T23:31:00</dc:date>
            </office:change-info>
          </text:insertion>
        </text:changed-region>
        <text:changed-region xml:id="ct67989232" text:id="ct67989232">
          <text:insertion>
            <office:change-info>
              <dc:creator>Stefan Schürmann</dc:creator>
              <dc:date>2015-08-18T19:36:00</dc:date>
            </office:change-info>
          </text:insertion>
        </text:changed-region>
        <text:changed-region xml:id="ct67989504" text:id="ct67989504">
          <text:deletion>
            <office:change-info>
              <dc:creator>Stefan Schürmann</dc:creator>
              <dc:date>2015-08-18T19:36:00</dc:date>
            </office:change-info>
            <text:p text:style-name="P4"><text:span text:style-name="T2">1/3 der</text:span></text:p>
          </text:deletion>
        </text:changed-region>
        <text:changed-region xml:id="ct68002720" text:id="ct68002720">
          <text:insertion>
            <office:change-info>
              <dc:creator>Stefan Schürmann</dc:creator>
              <dc:date>2015-08-18T19:39:00</dc:date>
            </office:change-info>
          </text:insertion>
        </text:changed-region>
        <text:changed-region xml:id="ct67771392" text:id="ct67771392">
          <text:insertion>
            <office:change-info>
              <dc:creator>Stefan Schürmann</dc:creator>
              <dc:date>2015-08-18T19:40:00</dc:date>
            </office:change-info>
          </text:insertion>
        </text:changed-region>
        <text:changed-region xml:id="ct86785024" text:id="ct86785024">
          <text:insertion>
            <office:change-info>
              <dc:creator>Stefan Schürmann</dc:creator>
              <dc:date>2015-08-18T23:33:00</dc:date>
            </office:change-info>
          </text:insertion>
        </text:changed-region>
        <text:changed-region xml:id="ct67100016" text:id="ct67100016">
          <text:insertion>
            <office:change-info>
              <dc:creator>Stefan Schürmann</dc:creator>
              <dc:date>2015-08-18T19:37:00</dc:date>
            </office:change-info>
          </text:insertion>
        </text:changed-region>
        <text:changed-region xml:id="ct67994624" text:id="ct67994624">
          <text:insertion>
            <office:change-info>
              <dc:creator>Stefan Schürmann</dc:creator>
              <dc:date>2015-08-18T19:38:00</dc:date>
            </office:change-info>
          </text:insertion>
        </text:changed-region>
        <text:changed-region xml:id="ct66899792" text:id="ct66899792">
          <text:insertion>
            <office:change-info>
              <dc:creator>Stefan Schürmann</dc:creator>
              <dc:date>2015-08-18T19:28:00</dc:date>
            </office:change-info>
          </text:insertion>
        </text:changed-region>
        <text:changed-region xml:id="ct66900000" text:id="ct66900000">
          <text:deletion>
            <office:change-info>
              <dc:creator>Stefan Schürmann</dc:creator>
              <dc:date>2015-08-18T19:30:00</dc:date>
            </office:change-info>
            <text:list xml:id="list4650117056829897908" text:style-name="L1">
              <text:list-item>
                <text:p text:style-name="P5"><text:line-break/></text:p>
              </text:list-item>
              <text:list-item>
                <text:p text:style-name="P5"/>
              </text:list-item>
            </text:list>
          </text:deletion>
        </text:changed-region>
        <text:changed-region xml:id="ct66907664" text:id="ct66907664">
          <text:deletion>
            <office:change-info>
              <dc:creator>Stefan Schürmann</dc:creator>
              <dc:date>2015-08-18T19:32:00</dc:date>
            </office:change-info>
            <text:p text:style-name="P2">Die Ergebnisse der Sitzungen sind zu dokumentieren und zeitnah zu veröffentlichen. </text:p>
          </text:deletion>
        </text:changed-region>
        <text:changed-region xml:id="ct67782368" text:id="ct67782368">
          <text:insertion>
            <office:change-info>
              <dc:creator>donner drummel</dc:creator>
              <dc:date>2015-08-18T22:49:00</dc:date>
            </office:change-info>
          </text:insertion>
        </text:changed-region>
        <text:changed-region xml:id="ct86227104" text:id="ct86227104">
          <text:insertion>
            <office:change-info>
              <dc:creator>Stefan Schürmann</dc:creator>
              <dc:date>2015-08-18T23:34:00</dc:date>
            </office:change-info>
          </text:insertion>
        </text:changed-region>
        <text:changed-region xml:id="ct67787360" text:id="ct67787360">
          <text:insertion>
            <office:change-info>
              <dc:creator>Stefan Schürmann</dc:creator>
              <dc:date>2015-08-18T19: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324_1841127813" text:style-name="Index_20_Link" text:visited-style-name="Index_20_Link">§1 Name und Sitz des Vereins<text:tab/>1</text:a></text:p>
          <text:p text:style-name="P8"><text:a xlink:type="simple" xlink:href="#__RefHeading___Toc326_1841127813" text:style-name="Index_20_Link" text:visited-style-name="Index_20_Link">§2 Zweck des Vereins, Gemeinnützigkeit, Auflösung und Vermögen<text:tab/>1</text:a></text:p>
          <text:p text:style-name="P8"><text:a xlink:type="simple" xlink:href="#__RefHeading___Toc328_1841127813" text:style-name="Index_20_Link" text:visited-style-name="Index_20_Link">§3 Mitgliedschaft<text:tab/>2</text:a></text:p>
          <text:p text:style-name="P8"><text:a xlink:type="simple" xlink:href="#__RefHeading___Toc330_1841127813" text:style-name="Index_20_Link" text:visited-style-name="Index_20_Link">§4 Organe des Vereins<text:tab/>3</text:a></text:p>
          <text:p text:style-name="P8"><text:a xlink:type="simple" xlink:href="#__RefHeading___Toc332_1841127813" text:style-name="Index_20_Link" text:visited-style-name="Index_20_Link">§5 Die Mitgliederversammlung<text:tab/>3</text:a></text:p>
          <text:p text:style-name="P8"><text:a xlink:type="simple" xlink:href="#__RefHeading___Toc334_1841127813" text:style-name="Index_20_Link" text:visited-style-name="Index_20_Link">§6 Der Vorstand<text:tab/>4</text:a></text:p>
          <text:p text:style-name="P8"><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 text:name=".C2.A71_Name_und_Sitz_des_Vereins"/><text:bookmark-start text:name="__RefHeading___Toc324_1841127813"/>§1 Name und Sitz des Vereins<text:bookmark-end text:name="__RefHeading___Toc324_1841127813"/></text:h>
      <text:list xml:id="list1581170290509774815" text:style-name="L2">
        <text:list-item>
          <text:p text:style-name="P15">Der Verein führt den Namen „Freifunk <text:span text:style-name="T8">Bingen</text:span>“ ( im folgenden Verein genannt). </text:p>
        </text:list-item>
        <text:list-item>
          <text:p text:style-name="P15">Der Sitz des Vereins ist <text:span text:style-name="T8">Bingen am Rhein</text:span>. </text:p>
        </text:list-item>
        <text:list-item>
          <text:p text:style-name="P15">Der Verein ist in das Vereinsregister der Stadt <text:span text:style-name="T8">Bingen</text:span> einzutragen und trägt danach den Namen „Freifunk <text:span text:style-name="T9">Bingen </text:span><text:s/>e.V.“. </text:p>
        </text:list-item>
        <text:list-item>
          <text:p text:style-name="P26">Das Geschäftsjahr des Vereins ist das Kalenderjahr. </text:p>
        </text:list-item>
      </text:list>
      <text:p text:style-name="P2"/>
      <text:h text:style-name="Heading_20_2" text:outline-level="2"><text:bookmark text:name=".C2.A72_Zweck_des_Vereins.2C_Gemeinn.C3.BCtzigkeit.2C_Aufl.C3.B6sung_und_Verm.C3.B6gen"/><text:bookmark-start text:name="__RefHeading___Toc326_1841127813"/>§2 Zweck des Vereins, Gemeinnützigkeit, Auflösung und Vermögen<text:bookmark-end text:name="__RefHeading___Toc326_1841127813"/></text:h>
      <text:list xml:id="list4736866785298743836" text:style-name="L3">
        <text:list-item>
          <text:p text:style-name="P32">Zweck des Vereins ist die Erforschung, Anwendung und Verbreitung freier Netzwerktechnologien sowie die Verbreitung und Vermittlung von Wissen über Funk und Netzwerktechnologien. <text:change-start text:change-id="ct67739952"/><text:line-break/></text:p>
        </text:list-item>
        <text:list-item>
          <text:p text:style-name="P33"><text:change-end text:change-id="ct67739952"/><text:change-start text:change-id="ct67745856"/><text:span text:style-name="T1">Der Verein fördert Toleranz, </text:span>Integration, Gleichberechtigung und interkulturellen Austausch<text:change-end text:change-id="ct67745856"/><text:change-start text:change-id="ct83774784"/> durch Verbreitung freier Netzwerktechnologie <text:span text:style-name="T19">und Bereitstellung kostenfreier Netzzugänge</text:span><text:change-end text:change-id="ct83774784"/><text:line-break/></text:p>
        </text:list-item>
        <text:list-item>
          <text:p text:style-name="P16">Weiterhin fördert der Verein ideell, materiell und/oder finanziell: </text:p>
          <text:list>
            <text:list-item>
              <text:p text:style-name="P16">den Zugang zur Informationstechnologie für sozial benachteiligte Personen </text:p>
            </text:list-item>
            <text:list-item>
              <text:p text:style-name="P16">die Schaffung experimenteller Kommunikations- und Infrastrukturen sowie Bürgerdatennetzen. </text:p>
            </text:list-item>
            <text:list-item>
              <text:p text:style-name="P16">Kulturelle, technologische und soziale Bildungs- und Forschungsobjekte </text:p>
            </text:list-item>
            <text:list-item>
              <text:p text:style-name="P16">die Veranstaltung <text:span text:style-name="T4">regionaler, nationaler</text:span><text:change-start text:change-id="ct67768480"/><text:span text:style-name="T4">,</text:span><text:change-end text:change-id="ct67768480"/><text:span text:style-name="T4"> internationaler, </text:span><text:span text:style-name="T5">und transgalaktischer </text:span><text:s/><text:change-start text:change-id="ct67775104"/><text:span text:style-name="T17">von </text:span><text:change-end text:change-id="ct67775104"/>Kongresse<text:change-start text:change-id="ct67776720"/><text:span text:style-name="T17">n</text:span><text:change-end text:change-id="ct67776720"/>, Treffen und Konferenzen, sowie die Teilnahme der Mitglieder<text:line-break/>. </text:p>
            </text:list-item>
          </text:list>
        </text:list-item>
        <text:list-item>
          <text:p text:style-name="P17"><text:soft-page-break/>Der Verein ist frei und unabhängig<text:change-start text:change-id="ct67776304"/> <text:span text:style-name="T1">u</text:span><text:change-end text:change-id="ct67776304"/><text:change-start text:change-id="ct67768208"/><text:span text:style-name="T1">nd ist weder parteipolitisch, ideologisch oder konfessionell gebunden.<text:line-break/></text:span><text:change-end text:change-id="ct67768208"/><text:change text:change-id="ct67773984"/><text:change-start text:change-id="ct63848000"/></text:p>
        </text:list-item>
        <text:list-item>
          <text:p text:style-name="P17"><text:span text:style-name="T1">Der Verein</text:span><text:change-end text:change-id="ct63848000"/>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6">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6">Ausscheidende Mitglieder haben keinen Anspruch auf das Vereinsvermögen.<text:line-break/> </text:p>
        </text:list-item>
        <text:list-item>
          <text:p text:style-name="P27">Über die Auflösung des Vereines entscheidet eine Mitgliederversammlung, die eigens zu diesem Zweck einberufen wird. Die Auflösung gilt als beschlossen wenn<text:change text:change-id="ct92954352"/><text:change-start text:change-id="ct93038560"/><text:span text:style-name="T19">3/4 der anwesenden Mitglieder</text:span><text:change-end text:change-id="ct93038560"/> dafür stimmen. </text:p>
        </text:list-item>
      </text:list>
      <text:p text:style-name="P2"/>
      <text:h text:style-name="Heading_20_2" text:outline-level="2"><text:bookmark text:name=".C2.A73_Mitgliedschaft"/><text:bookmark-start text:name="__RefHeading___Toc328_1841127813"/>§3 Mitgliedschaft<text:bookmark-end text:name="__RefHeading___Toc328_1841127813"/></text:h>
      <text:p text:style-name="P2">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2"/>
      <text:list xml:id="list800536201407221950" text:style-name="L4">
        <text:list-item>
          <text:p text:style-name="P34"><text:span text:style-name="T12">Der Aufnahmeantrag ist schriftlich, auch in elektronischer Form, an den Vorstand zu richten, der über die Aufnahme de</text:span><text:span text:style-name="T13">r</text:span><text:span text:style-name="T12">/</text:span><text:span text:style-name="T13">des</text:span><text:span text:style-name="T12"> Antragsteller</text:span><text:span text:style-name="T13">in/Antragstellers</text:span><text:span text:style-name="T12"> entscheidet. Das aufgenommene Mitglied erhält eine Kopie der Satzung. Die jeweils aktuelle Satzung wird darüber hinaus an geeigneter Stelle den Mitgliedern verfügbar gemacht<text:line-break/></text:span></text:p>
        </text:list-item>
        <text:list-item>
          <text:p text:style-name="P18">Alle Mitglieder haben das Recht, an der Mitgliederversammlung des Vereins teilzunehmen, Anträge zu stellen, und ihr Rede-, Wahl und Stimmrecht gemäß §3 (<text:span text:style-name="T15">3</text:span>) auszuüben. Juristische Personen üben ihre Rechte durch einen bevollmächtigten Vertreter aus, der dem Vorstand benannt sein muss. <text:line-break/></text:p>
        </text:list-item>
        <text:list-item>
          <text:p text:style-name="P18"><text:soft-page-break/>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24"><text:span text:style-name="T12">Jedes Mitglied hat einen Jahresbeitrag zu leisten, dessen Höhe und Fälligkeit von der </text:span><text:span text:style-name="T14">M</text:span><text:span text:style-name="T12">itgliederversammlung beschlossen wird. </text:span><text:change-start text:change-id="ct63842080"/></text:p>
          <text:p text:style-name="P18"><text:change-end text:change-id="ct63842080"/></text:p>
        </text:list-item>
        <text:list-item>
          <text:p text:style-name="P19"><text:change text:change-id="ct96636384"/><text:change-start text:change-id="ct96670688"/><text:s/>Auf Antrag <text:span text:style-name="T19">des Mitglieds wird der Mitgliededsbeitrag </text:span><text:s/><text:span text:style-name="T20">ge</text:span>stunde<text:span text:style-name="T20">t</text:span> <text:span text:style-name="T20">oder </text:span><text:s/>ganz oder teilweise erlassen.<text:change-end text:change-id="ct96670688"/><text:change-start text:change-id="ct68267648"/> <text:span text:style-name="T19">Eine Angabe von Gründen ist hierzu nicht notwendig</text:span><text:change-end text:change-id="ct68267648"/><text:line-break/></text:p>
        </text:list-item>
        <text:list-item>
          <text:p text:style-name="P18">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p>
        </text:list-item>
        <text:list-item>
          <text:p text:style-name="P18">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p>
        </text:list-item>
      </text:list>
      <text:p text:style-name="P2"/>
      <text:h text:style-name="Heading_20_2" text:outline-level="2"><text:bookmark text:name=".C2.A74_Organe_des_Vereins"/><text:bookmark-start text:name="__RefHeading___Toc330_1841127813"/>§4 Organe des Vereins<text:bookmark-end text:name="__RefHeading___Toc330_1841127813"/></text:h>
      <text:list xml:id="list157657669149464913" text:style-name="L5">
        <text:list-item>
          <text:p text:style-name="P28">Organe des Vereins sind die Mitgliederversammlung und der Vorstand. </text:p>
        </text:list-item>
      </text:list>
      <text:p text:style-name="P2"/>
      <text:h text:style-name="Heading_20_2" text:outline-level="2"><text:bookmark text:name=".C2.A75_Die_Mitgliederversammlung"/><text:bookmark-start text:name="__RefHeading___Toc332_1841127813"/>§5 Die Mitgliederversammlung<text:bookmark-end text:name="__RefHeading___Toc332_1841127813"/></text:h>
      <text:list xml:id="list9008013449740073364" text:style-name="L6">
        <text:list-item>
          <text:p text:style-name="P20">Die ordentliche Mitgliederversammlung findet einmal jährlich statt.<text:line-break/> </text:p>
        </text:list-item>
        <text:list-item>
          <text:p text:style-name="P20">Der Vorstand hat eine außerordentliche Mitgliederversammlung unverzüglich und unter genauer Angabe von Gründen einzuberufen, wenn es das Interesse des Vereins erfordert oder wenn mindestens <text:change-start text:change-id="ct67989232"/><text:s/><text:span text:style-name="T2">1/3 der</text:span><text:change-end text:change-id="ct67989232"/><text:change text:change-id="ct67989504"/> Mitglieder dies schriftlich unter Angabe des Zwecks und der Gründe vom Vorstand verlangen. <text:line-break/></text:p>
        </text:list-item>
        <text:list-item>
          <text:p text:style-name="P20">Zu jeder Mitgliederversammlung lädt der Vorstand die Mitglieder mindestens 21 Tage vor dem Versammlungstermin ein. Die Einladung erfolgt per E-Mail, per Fax oder per Brief - entsprechend dem Wunsch des Mitgliedes. Hat ein Mitglied dem Vorstand <text:soft-page-break/>gegenüber keinen Wunsch geäußert, wird die Einladung per E-Mail verschickt.<text:line-break/></text:p>
        </text:list-item>
        <text:list-item>
          <text:p text:style-name="P20">Ein Antrag an die Mitgliederversammlung gilt als fristgemäß eingereicht, wenn er eine Woche vor Beginn der Mitgliederversammlung beim Vorstand eingegangen ist.<text:line-break/> </text:p>
        </text:list-item>
        <text:list-item>
          <text:p text:style-name="P20">Die Leitung der Versammlung hat ein Mitglied des Vorstands oder ein/<text:span text:style-name="T11">e</text:span> von der Mitgliederversammlung bestimmte/r Versammlungsleiter<text:span text:style-name="T11">In</text:span>. <text:line-break/></text:p>
        </text:list-item>
        <text:list-item>
          <text:p text:style-name="P20">Die Beschlüsse der Mitgliederversammlung werden in einem Protokoll niedergelegt und mit den Unterschriften de<text:span text:style-name="T11">r/des</text:span> Versammlungsleiter<text:span text:style-name="T11">in</text:span>/<text:span text:style-name="T11">Veranstaltungsleiters</text:span> und de<text:span text:style-name="T11">r</text:span>/<text:span text:style-name="T11">des</text:span> Protokollführer<text:span text:style-name="T11">in</text:span>/<text:span text:style-name="T11">Protokollführers</text:span> beurkundet. <text:change-start text:change-id="ct68002720"/><text:s/><text:span text:style-name="T2">Die 'B</text:span><text:change-end text:change-id="ct68002720"/><text:change-start text:change-id="ct67771392"/><text:span text:style-name="T2">eschlüsse der Mitgliederversammlung sind auf der Webseite des Vereins zu veröffentlichen.</text:span><text:change-end text:change-id="ct67771392"/><text:line-break/><text:change-start text:change-id="ct86785024"/></text:p>
        </text:list-item>
        <text:list-item>
          <text:p text:style-name="P21"><text:span text:style-name="T21">Entscheidungen der Mitgliederversammlung werden mit einfacher Mehrheit der abgegebenen, gültigen Stimmen gefasst <text:s/>sofern die Satzung keine andere Regelung vorsieht.<text:line-break/></text:span><text:change-end text:change-id="ct86785024"/></text:p>
        </text:list-item>
        <text:list-item>
          <text:p text:style-name="P20">Der Mitgliederversammlung obliegen: </text:p>
          <text:list>
            <text:list-item>
              <text:p text:style-name="P20">die Beschlussfassung über alle den Verein betreffenden Angelegenheiten von grundsätzlicher Bedeutung, </text:p>
            </text:list-item>
            <text:list-item>
              <text:p text:style-name="P20">die Entscheidung über fristgemäß eingebrachte Anträge, </text:p>
            </text:list-item>
            <text:list-item>
              <text:p text:style-name="P20">die Entgegennahme des Jahresberichtes des Vorstands, </text:p>
            </text:list-item>
            <text:list-item>
              <text:p text:style-name="P20">die Entlastung des Vorstands, </text:p>
            </text:list-item>
            <text:list-item>
              <text:p text:style-name="P20">die Festlegung eines Wahlverfahrens für die Vorstandswahl, </text:p>
            </text:list-item>
            <text:list-item>
              <text:p text:style-name="P20">die Wahl der Vorstandsmitglieder, </text:p>
            </text:list-item>
            <text:list-item>
              <text:p text:style-name="P20">die Beschlussfassung über Satzungsänderungen <text:change-start text:change-id="ct67100016"/><text:span text:style-name="T2">mit der Mehrheit von 2/3 aller </text:span><text:change-end text:change-id="ct67100016"/><text:change-start text:change-id="ct67994624"/><text:span text:style-name="T2">anwesenden Mitglieder </text:span><text:change-end text:change-id="ct67994624"/>(wobei eine Änderung des Zweckes des Vereins oder der diesbezüglichen Satzungsbestimmungen lediglich unter Beachtung der Vorschriften gemäß §2, Gemeinnützigkeit, möglich ist), </text:p>
            </text:list-item>
            <text:list-item>
              <text:p text:style-name="P20">die Festsetzung der Mitgliedsbeiträge, </text:p>
            </text:list-item>
            <text:list-item>
              <text:p text:style-name="P29">die Auflösung des Vereins gemäß § 2, Ziffer 4 und 6 dieser Satzung, </text:p>
            </text:list-item>
          </text:list>
        </text:list-item>
      </text:list>
      <text:h text:style-name="Heading_20_2" text:outline-level="2"><text:bookmark text:name=".C2.A76_Der_Vorstand"/><text:bookmark-start text:name="__RefHeading___Toc334_1841127813"/>§6 Der Vorstand<text:bookmark-end text:name="__RefHeading___Toc334_1841127813"/></text:h>
      <text:list xml:id="list233502502950708" text:continue-list="list4650117056829897908" text:style-name="L1">
        <text:list-item>
          <text:p text:style-name="P12">Der Vorstand des Vereins besteht aus mindestens drei Personen: dem/der 1. Vorsitzenden, dem/der 2. Vorsitzenden, dem/der <text:span text:style-name="T10">3. Vorsitzenden</text:span>. <text:line-break/></text:p>
        </text:list-item>
        <text:list-item>
          <text:p text:style-name="P5">Der/die <text:s/>Vorsitzende<text:span text:style-name="T10">n s</text:span>ind Vorstand im Sinne des § 26 des Bürgerlichen Gesetzbuches. Jeder von ihnen vertritt allein den Verein gerichtlich und außergerichtlich.<text:change-start text:change-id="ct66899792"/><text:line-break/><text:change-end text:change-id="ct66899792"/><text:change text:change-id="ct66900000"/><text:soft-page-break/>Die Mitgliederversammlung kann weitere Vorstandsmitglieder bestimmen. Die Gesamtgröße des Vorstands ist vor der Wahl festzulegen und darf nicht durch zwei teilbar sein. <text:line-break/></text:p>
        </text:list-item>
        <text:list-item>
          <text:p text:style-name="P12">Der Vorstand wird auf die Dauer von jeweils zwei Jahren gewählt. Nach Ablauf dieser Zeit bleibt er bis zur Wahl eines neues Vorstands kommissarisch im Amt. <text:line-break/></text:p>
        </text:list-item>
        <text:list-item>
          <text:p text:style-name="P12">Scheidet ein Vorstandsmitglied während der Amtszeit aus, so haben die übrigen Vorstandsmitglieder eine Ergänzung herbeizuführen, die der Bestätigung durch die nächste Mitgliederversammlung bedarf. <text:line-break/></text:p>
        </text:list-item>
        <text:list-item>
          <text:p text:style-name="P12">Dem Vorstand obliegen die laufende Geschäftsführung, die Ausführung der Beschlüsse der Mitgliederversammlung und die Verwaltung des Vereinsvermögens. Die Vorstandsmitglieder üben ihr Amt ehrenamtlich aus. <text:line-break/></text:p>
        </text:list-item>
        <text:list-item>
          <text:p text:style-name="P14">Der Vorstand gibt sich eine Geschäftsordnung, die seine Verfahren und Aufgabenverteilung festlegt. <text:s/><text:span text:style-name="T11">Beschlüsse des Vorstands werden mit einfacher Mehrheit gefasst.</text:span><text:line-break/></text:p>
        </text:list-item>
        <text:list-item>
          <text:p text:style-name="P12">Der Vorstand kann zur Unterstützung und Wahrnehmung seiner Aufgaben Vereinsmitglieder berufen, die entweder auf Dauer oder nur zur Erfüllung einer zeitlich begrenzten Tätigkeit Funktionen übernehmen. <text:line-break/></text:p>
        </text:list-item>
        <text:list-item>
          <text:p text:style-name="P30">Der Vorstand tagt mindestens einmal halbjährlich. Jedes Mitglied hat das Recht, an den Sitzungen des Vorstands teilzunehmen. <text:change text:change-id="ct66907664"/><text:change-start text:change-id="ct67782368"/><text:span text:style-name="T18">(warum nicht?)</text:span><text:change-end text:change-id="ct67782368"/><text:change-start text:change-id="ct86227104"/><text:span text:style-name="T18"> </text:span><text:span text:style-name="T22">→</text:span><text:span text:style-name="T18"> siehe Absatz 10</text:span><text:change-end text:change-id="ct86227104"/><text:change-start text:change-id="ct67787360"/><text:line-break/></text:p>
        </text:list-item>
        <text:list-item>
          <text:p text:style-name="P30">Alle Entscheidungen und Aktivitäten des Vorstands im Namen des Vereins sind <text:s/><text:span text:style-name="T16">zu dokumentieren und zeitnah </text:span>auf der Webseite des Vereins zu <text:span text:style-name="T16">veröffentlichen</text:span>. <text:span text:style-name="T16">Entscheidungen, deren Veröffentlichung <text:s/>juristische Gründe entgengensprechen, können nur durch einstimmigen Beschluss aller Vorstandsmitglieder herbeigeführt werden.</text:span><text:change-end text:change-id="ct67787360"/></text:p>
        </text:list-item>
      </text:list>
      <text:p text:style-name="P2"/>
      <text:h text:style-name="Heading_20_2" text:outline-level="2"><text:bookmark text:name=".C2.A77_Schlussbestimmung"/><text:bookmark-start text:name="__RefHeading___Toc336_1841127813"/>§7 Schlussbestimmung<text:bookmark-end text:name="__RefHeading___Toc336_1841127813"/></text:h>
      <text:list xml:id="list451306121231079101" text:style-name="L7">
        <text:list-item>
          <text:p text:style-name="P31">Der Vorstand ist befugt, redaktionelle Änderungen an dieser Satzung durchzuführen, sofern sie einer Auflage des Registergerichtes oder einer Behörde entsprechen müssen.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3</text:page-number> <text:span text:style-name="MT1">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18T23:35:00.661511321</dc:date>
    <dc:creator>Stefan Schürmann</dc:creator>
    <meta:editing-duration>PT46M37S</meta:editing-duration>
    <meta:editing-cycles>12</meta:editing-cycles>
    <meta:generator>LibreOffice/4.4.2.2$Linux_X86_64 LibreOffice_project/40m0$Build-2</meta:generator>
    <meta:document-statistic meta:table-count="0" meta:image-count="0" meta:object-count="0" meta:page-count="5" meta:paragraph-count="69" meta:word-count="1252" meta:character-count="9462" meta:non-whitespace-character-count="8252"/>
  </office:meta>
</office:document-meta>
</file>